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ed150" officeooo:paragraph-rsid="000ed150"/>
    </style:style>
    <style:style style:name="P2" style:family="paragraph" style:parent-style-name="Standard">
      <style:paragraph-properties fo:text-align="center" style:justify-single-word="false"/>
      <style:text-properties fo:font-size="28pt" officeooo:rsid="000ed150" officeooo:paragraph-rsid="000ed150" style:font-size-asian="28pt" style:font-size-complex="28pt"/>
    </style:style>
    <style:style style:name="P3" style:family="paragraph" style:parent-style-name="Standard">
      <style:paragraph-properties fo:text-align="start" style:justify-single-word="false"/>
      <style:text-properties fo:font-size="16pt" officeooo:rsid="000ed150" officeooo:paragraph-rsid="000ed150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officeooo:paragraph-rsid="000ed150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6pt" officeooo:rsid="000ed150" style:font-size-asian="14pt" style:font-size-complex="16pt"/>
    </style:style>
    <style:style style:name="T3" style:family="text">
      <style:text-properties fo:font-size="16pt" officeooo:rsid="000f605b" style:font-size-asian="14pt" style:font-size-complex="16pt"/>
    </style:style>
    <style:style style:name="T4" style:family="text">
      <style:text-properties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ipos de licencias de software</text:p>
      <text:p text:style-name="P3"/>
      <text:p text:style-name="P4"><text:span text:style-name="T2">1. Software bajo licencia GLP: </text:span><text:span text:style-name="T4">esta licencia aplica la necesidad del copyleft, haciendo que las nuevas versiones de la aplicación sean siempre libres y licenciadas bajo GPL. </text:span></text:p>
      <text:p text:style-name="P3"/>
      <text:p text:style-name="P3"><text:a xlink:type="simple" xlink:href="https://es.wikipedia.org/wiki/GNU_General_Public_License" text:style-name="Internet_20_link" text:visited-style-name="Visited_20_Internet_20_Link">https://es.wikipedia.org/wiki/GNU_General_Public_License</text:a></text:p>
      <text:p text:style-name="P3"/>
      <text:p text:style-name="P4"><text:span text:style-name="T2">2. Software bajo licencia BSD: una aplicación licenciada con BSD permite que otras versiones pueden tener otros tipos de licencias, tanto propietarias, como BSD o GPL. </text:span></text:p>
      <text:p text:style-name="P4"><text:span text:style-name="T2"/></text:p>
      <text:p text:style-name="P4"><text:a xlink:type="simple" xlink:href="https://es.wikipedia.org/wiki/Licencia_BSD" text:style-name="Internet_20_link" text:visited-style-name="Visited_20_Internet_20_Link"><text:span text:style-name="T2">https://es.wikipedia.org/wiki/Licencia_BSD</text:span></text:a></text:p>
      <text:p text:style-name="P4"><text:span text:style-name="T2"/></text:p>
      <text:p text:style-name="P4"><text:span text:style-name="T2">3. Software bajo licencia MPL: </text:span><text:span text:style-name="T1">aplica licencias dobles al código fuente y a los ejecutables, obligando a devolver al autor los fuentes modificados y permitiendo licenciar los binarios como propietarios. </text:span></text:p>
      <text:p text:style-name="P1"><text:span text:style-name="T1"/></text:p>
      <text:p text:style-name="P1"><text:a xlink:type="simple" xlink:href="https://es.wikipedia.org/wiki/Mozilla_Public_License" text:style-name="Internet_20_link" text:visited-style-name="Visited_20_Internet_20_Link"><text:span text:style-name="T1">https://es.wikipedia.org/wiki/Mozilla_Public_License</text:span></text:a></text:p>
      <text:p text:style-name="P1"><text:span text:style-name="T1"/></text:p>
      <text:p text:style-name="P1"><text:span text:style-name="T1">4. Software semilibre: aqu</text:span><text:span text:style-name="T3">e</text:span><text:span text:style-name="T1">l que no es libre, pero viene con autorización de usar, copiar, distribuir y modificar para particulares sin fines de lucro.</text:span></text:p>
      <text:p text:style-name="P1"><text:span text:style-name="T1"/></text:p>
      <text:p text:style-name="P1"><text:a xlink:type="simple" xlink:href="https://es-academic.com/dic.nsf/eswiki/1099964/" text:style-name="Internet_20_link" text:visited-style-name="Visited_20_Internet_20_Link"><text:span text:style-name="T1">https://es-academic.com/dic.nsf/eswiki/1099964/</text:span></text:a></text:p>
      <text:p text:style-name="P1"><text:span text:style-name="T1"/></text:p>
      <text:p text:style-name="P4"><text:span text:style-name="T2">5. Software privativo: </text:span><text:span text:style-name="T1">aquél cuyo uso, redistribución o modificación están prohibidos o necesitan una autorización. </text:span></text:p>
      <text:p text:style-name="P1"><text:span text:style-name="T1"/></text:p>
      <text:p text:style-name="P1"><text:a xlink:type="simple" xlink:href="https://es.wikipedia.org/wiki/Software_propietario" text:style-name="Internet_20_link" text:visited-style-name="Visited_20_Internet_20_Link"><text:span text:style-name="T1">https://es.wikipedia.org/wiki/Software_propietario</text:span></text:a></text:p>
      <text:p text:style-name="P1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4T20:47:28.800000000</meta:creation-date>
    <dc:date>2021-10-04T21:16:13.647000000</dc:date>
    <meta:editing-duration>PT18M34S</meta:editing-duration>
    <meta:editing-cycles>2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11" meta:word-count="132" meta:character-count="1089" meta:non-whitespace-character-count="964"/>
  </office:meta>
</office:document-meta>
</file>